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674c" officeooo:paragraph-rsid="001e674c"/>
    </style:style>
    <style:style style:name="P2" style:family="paragraph" style:parent-style-name="Standard">
      <style:text-properties officeooo:rsid="001f38cf" officeooo:paragraph-rsid="001f3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674c" officeooo:paragraph-rsid="001e67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untes Andreu Ingles Tema 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6:00:17.962000000</meta:creation-date>
    <dc:date>2020-09-29T16:08:22.951000000</dc:date>
    <meta:editing-duration>PT3M5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" meta:word-count="5" meta:character-count="28" meta:non-whitespace-character-count="24"/>
  </office:meta>
</office:document-meta>
</file>